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ff96" officeooo:paragraph-rsid="0020ff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ural logarithm:</text:p>
      <text:p text:style-name="Standard"><draw:frame draw:style-name="fr1" draw:name="Object1" text:anchor-type="as-char" svg:y="-0.2992in" svg:width="1.3839in" svg:height="0.35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1" draw:name="Object2" text:anchor-type="as-char" svg:y="-0.2437in" svg:width="1.8008in" svg:height="0.418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P1">Linear:</text:p>
      <text:p text:style-name="Standard"><draw:frame draw:style-name="fr1" draw:name="Object4" text:anchor-type="as-char" svg:y="-0.2437in" svg:width="1.8335in" svg:height="0.418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2437in" svg:width="1.8402in" svg:height="0.418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07:11:30.770040546</meta:creation-date>
    <dc:date>2020-04-30T19:23:54.693959907</dc:date>
    <meta:editing-duration>PT1H39M1S</meta:editing-duration>
    <meta:editing-cycles>3</meta:editing-cycles>
    <meta:generator>LibreOffice/6.0.7.3$Linux_X86_64 LibreOffice_project/00m0$Build-3</meta:generator>
    <meta:document-statistic meta:table-count="0" meta:image-count="0" meta:object-count="4" meta:page-count="1" meta:paragraph-count="6" meta:word-count="3" meta:character-count="25" meta:non-whitespace-character-count="24"/>
  </office:meta>
</office:document-meta>
</file>

<file path=Object 1/content.xml><?xml version="1.0" encoding="utf-8"?>
<math xmlns="http://www.w3.org/1998/Math/MathML" display="block">
  <semantics>
    <mrow>
      <mrow>
        <mi mathvariant="italic">BCH</mi>
        <mo stretchy="false">=</mo>
        <msub>
          <mi mathvariant="italic">BCH</mi>
          <mi>I</mi>
        </msub>
      </mrow>
      <msup>
        <mi mathvariant="normal">e</mi>
        <mfrac>
          <mrow>
            <mi mathvariant="normal">Δ</mi>
            <mi mathvariant="italic">token</mi>
          </mrow>
          <msub>
            <mi mathvariant="italic">token</mi>
            <mi>I</mi>
          </msub>
        </mfrac>
      </msup>
    </mrow>
    <annotation encoding="StarMath 5.0">BCH = BCH_{I} func e^{ { %DELTA token} over {token_{I}}} </annotation>
  </semantics>
</math>
</file>

<file path=Object 2/content.xml><?xml version="1.0" encoding="utf-8"?>
<math xmlns="http://www.w3.org/1998/Math/MathML" display="block">
  <semantics>
    <mrow>
      <mrow>
        <mi mathvariant="italic">token</mi>
        <mo stretchy="false">=</mo>
        <msub>
          <mi mathvariant="italic">token</mi>
          <mi>I</mi>
        </msub>
      </mrow>
      <mi>ln</mi>
      <mrow>
        <mo fence="true" stretchy="false">(</mo>
        <mrow>
          <mfrac>
            <mrow>
              <mi mathvariant="normal">Δ</mi>
              <mi mathvariant="italic">BCH</mi>
            </mrow>
            <msub>
              <mi mathvariant="italic">BCH</mi>
              <mi>I</mi>
            </msub>
          </mfrac>
        </mrow>
        <mo fence="true" stretchy="false">)</mo>
      </mrow>
    </mrow>
    <annotation encoding="StarMath 5.0">token = token_{I} ln({ %DELTA BCH} over {BCH_{I}})</annotation>
  </semantics>
</math>
</file>

<file path=Object 3/content.xml><?xml version="1.0" encoding="utf-8"?>
<math xmlns="http://www.w3.org/1998/Math/MathML" display="block">
  <semantics>
    <mrow>
      <mrow>
        <mi mathvariant="italic">token</mi>
        <mo stretchy="false">=</mo>
        <msub>
          <mi mathvariant="italic">token</mi>
          <mi>I</mi>
        </msub>
      </mrow>
      <mrow>
        <mo fence="true" stretchy="false">(</mo>
        <mrow>
          <mrow>
            <mn>1</mn>
            <mo stretchy="false">+</mo>
            <mfrac>
              <mrow>
                <mi mathvariant="normal">Δ</mi>
                <mi mathvariant="italic">BCH</mi>
              </mrow>
              <msub>
                <mi mathvariant="italic">BCH</mi>
                <mi>I</mi>
              </msub>
            </mfrac>
          </mrow>
        </mrow>
        <mo fence="true" stretchy="false">)</mo>
      </mrow>
    </mrow>
    <annotation encoding="StarMath 5.0">token = token_{I} (1+{ %DELTA BCH} over {BCH_{I}})</annotation>
  </semantics>
</math>
</file>

<file path=Object 4/content.xml><?xml version="1.0" encoding="utf-8"?>
<math xmlns="http://www.w3.org/1998/Math/MathML" display="block">
  <semantics>
    <mrow>
      <mrow>
        <mi mathvariant="italic">BCH</mi>
        <mo stretchy="false">=</mo>
        <msub>
          <mi mathvariant="italic">BCH</mi>
          <mi>I</mi>
        </msub>
      </mrow>
      <mrow>
        <mo fence="true" stretchy="false">(</mo>
        <mrow>
          <mrow>
            <mn>1</mn>
            <mo stretchy="false">+</mo>
            <mfrac>
              <mrow>
                <mi mathvariant="normal">Δ</mi>
                <mi mathvariant="italic">token</mi>
              </mrow>
              <msub>
                <mi mathvariant="italic">token</mi>
                <mi>I</mi>
              </msub>
            </mfrac>
          </mrow>
        </mrow>
        <mo fence="true" stretchy="false">)</mo>
      </mrow>
    </mrow>
    <annotation encoding="StarMath 5.0">BCH = BCH_{I} (1+{ %DELTA token} over {token_{I}})
</annotation>
  </semantics>
</math>
</file>